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ccccc" loext:opacity="100%" style:font-name="Google Sans" fo:language="zxx" fo:country="none" officeooo:rsid="0012357d" officeooo:paragraph-rsid="0012357d" style:language-asian="zxx" style:country-asian="none" style:language-complex="zxx" style:country-complex="non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>
      <style:text-properties officeooo:rsid="0012357d" officeooo:paragraph-rsid="0012357d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P10" style:family="paragraph" style:parent-style-name="Text_20_body" style:list-style-name="L4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Google Sans" fo:language="zxx" fo:country="none" style:language-asian="zxx" style:country-asian="none" style:language-complex="zxx" style:country-complex="none"/>
    </style:style>
    <style:style style:name="T3" style:family="text">
      <style:text-properties fo:color="#cccccc" loext:opacity="100%" style:font-name="Google Sans" fo:language="zxx" fo:country="none" style:language-asian="zxx" style:country-asian="none" style:language-complex="zxx" style:country-complex="none"/>
    </style:style>
    <style:style style:name="T4" style:family="text">
      <style:text-properties fo:color="#81d41a" loext:opacity="100%" style:font-name="Google Sans" fo:language="zxx" fo:country="none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Regresja drzewa decyzyjnego</text:span><text:span text:style-name="T3"> to metoda uczenia maszynowego służąca do </text:span><text:span text:style-name="Strong_20_Emphasis"><text:span text:style-name="T3">modelowania zależności</text:span></text:span><text:span text:style-name="T3"> między zmienną zależną </text:span><text:span text:style-name="Source_20_Text"><text:span text:style-name="T3">y</text:span></text:span><text:span text:style-name="T3"> a zmiennymi niezależnymi </text:span><text:span text:style-name="Source_20_Text"><text:span text:style-name="T3">X</text:span></text:span><text:span text:style-name="T3">. W przeciwieństwie do standardowej regresji liniowej, która zakłada </text:span><text:span text:style-name="Strong_20_Emphasis"><text:span text:style-name="T3">liniową</text:span></text:span><text:span text:style-name="T3"> zależność między zmiennymi, regresja drzewa decyzyjnego jest </text:span><text:span text:style-name="Strong_20_Emphasis"><text:span text:style-name="T3">metodą nieliniową</text:span></text:span><text:span text:style-name="T3">, która może modelować bardziej złożone relacje.</text:span></text:p>
      <text:p text:style-name="Text_20_body"><text:span text:style-name="Strong_20_Emphasis"><text:span text:style-name="T3">Zasady działania regresji drzewa decyzyjnego:</text:span></text:span></text:p>
      <text:list text:style-name="L1">
        <text:list-item>
          <text:p text:style-name="P3"><text:span text:style-name="Strong_20_Emphasis"><text:span text:style-name="T3">Rekurencyjne dzielenie danych:</text:span></text:span><text:span text:style-name="T3"> Drzewo decyzyjne jest budowane w sposób rekurencyjny, dzieląc dane na coraz mniejsze podzbiory na podstawie wartości zmiennych niezależnych </text:span><text:span text:style-name="Source_20_Text"><text:span text:style-name="T3">X</text:span></text:span><text:span text:style-name="T3">. </text:span></text:p>
        </text:list-item>
        <text:list-item>
          <text:p text:style-name="P3"><text:span text:style-name="Strong_20_Emphasis"><text:span text:style-name="T3">Kryteria podziału:</text:span></text:span><text:span text:style-name="T3"> Na każdym poziomie drzewa wybiera się </text:span><text:span text:style-name="Strong_20_Emphasis"><text:span text:style-name="T3">kryterium podziału</text:span></text:span><text:span text:style-name="T3">, które najlepiej dzieli dane na grupy o podobnych wartościach zmiennej zależnej </text:span><text:span text:style-name="Source_20_Text"><text:span text:style-name="T3">y</text:span></text:span><text:span text:style-name="T3">. Popularne kryteria to </text:span><text:span text:style-name="Strong_20_Emphasis"><text:span text:style-name="T3">informacja o zysku</text:span></text:span><text:span text:style-name="T3"> i </text:span><text:span text:style-name="Strong_20_Emphasis"><text:span text:style-name="T3">przyrost entropii</text:span></text:span><text:span text:style-name="T3">. </text:span></text:p>
        </text:list-item>
        <text:list-item>
          <text:p text:style-name="P3"><text:span text:style-name="Strong_20_Emphasis"><text:span text:style-name="T3">Węzły i liście:</text:span></text:span><text:span text:style-name="T3"> Drzewo składa się z </text:span><text:span text:style-name="Strong_20_Emphasis"><text:span text:style-name="T3">węzłów</text:span></text:span><text:span text:style-name="T3"> reprezentujących kryteria podziału oraz </text:span><text:span text:style-name="Strong_20_Emphasis"><text:span text:style-name="T3">liści</text:span></text:span><text:span text:style-name="T3"> reprezentujących ostateczne wartości </text:span><text:span text:style-name="Source_20_Text"><text:span text:style-name="T3">y</text:span></text:span><text:span text:style-name="T3"> przewidziane dla danych trafiających do danego liścia. </text:span></text:p>
        </text:list-item>
        <text:list-item>
          <text:p text:style-name="P2"><text:span text:style-name="Strong_20_Emphasis"><text:span text:style-name="T3">Przewidywanie:</text:span></text:span><text:span text:style-name="T3"> Nowe dane są klasyfikowane przez drzewo, przechodząc przez węzły i wybierając gałęzie w zależności od wartości zmiennych niezależnych </text:span><text:span text:style-name="Source_20_Text"><text:span text:style-name="T3">X</text:span></text:span><text:span text:style-name="T3">. Ostateczna wartość </text:span><text:span text:style-name="Source_20_Text"><text:span text:style-name="T3">y</text:span></text:span><text:span text:style-name="T3"> jest przewidywana na podstawie liścia, do którego trafią dane. </text:span></text:p>
        </text:list-item>
      </text:list>
      <text:p text:style-name="Text_20_body"><text:span text:style-name="Strong_20_Emphasis"><text:span text:style-name="T3">Zalety regresji drzewa decyzyjnego:</text:span></text:span></text:p>
      <text:list text:style-name="L2">
        <text:list-item>
          <text:p text:style-name="P5"><text:span text:style-name="Strong_20_Emphasis"><text:span text:style-name="T3">Interpretacja:</text:span></text:span><text:span text:style-name="T3"> Drzewa decyzyjne są łatwe do </text:span><text:span text:style-name="Strong_20_Emphasis"><text:span text:style-name="T3">interpretacji</text:span></text:span><text:span text:style-name="T3">, co pozwala na zrozumienie, jak model podejmuje decyzje. </text:span></text:p>
        </text:list-item>
        <text:list-item>
          <text:p text:style-name="P5"><text:span text:style-name="Strong_20_Emphasis"><text:span text:style-name="T3">Nieliniowość:</text:span></text:span><text:span text:style-name="T3"> Może modelować </text:span><text:span text:style-name="Strong_20_Emphasis"><text:span text:style-name="T3">nieliniowe</text:span></text:span><text:span text:style-name="T3"> zależności między zmiennymi. </text:span></text:p>
        </text:list-item>
        <text:list-item>
          <text:p text:style-name="P5"><text:span text:style-name="Strong_20_Emphasis"><text:span text:style-name="T3">Odporność na szumy:</text:span></text:span><text:span text:style-name="T3"> Jest stosunkowo </text:span><text:span text:style-name="Strong_20_Emphasis"><text:span text:style-name="T3">odporna na szumy</text:span></text:span><text:span text:style-name="T3"> i outliersy w danych. </text:span></text:p>
        </text:list-item>
        <text:list-item>
          <text:p text:style-name="P4"><text:span text:style-name="Strong_20_Emphasis"><text:span text:style-name="T3">Brak potrzeby skalowania:</text:span></text:span><text:span text:style-name="T3"> Nie wymaga </text:span><text:span text:style-name="Strong_20_Emphasis"><text:span text:style-name="T3">skalowania</text:span></text:span><text:span text:style-name="T3"> danych przed treningiem. </text:span></text:p>
        </text:list-item>
      </text:list>
      <text:p text:style-name="Text_20_body"><text:span text:style-name="Strong_20_Emphasis"><text:span text:style-name="T3">Wady regresji drzewa decyzyjnego:</text:span></text:span></text:p>
      <text:list text:style-name="L3">
        <text:list-item>
          <text:p text:style-name="P7"><text:span text:style-name="Strong_20_Emphasis"><text:span text:style-name="T3">Nadmierne dopasowanie:</text:span></text:span><text:span text:style-name="T3"> Może ulec </text:span><text:span text:style-name="Strong_20_Emphasis"><text:span text:style-name="T3">nadmiernemu dopasowaniu</text:span></text:span><text:span text:style-name="T3"> do danych treningowych, co prowadzi do słabej ogólności. </text:span></text:p>
        </text:list-item>
        <text:list-item>
          <text:p text:style-name="P7"><text:span text:style-name="Strong_20_Emphasis"><text:span text:style-name="T3">Wrażliwość na wybór kryterium podziału:</text:span></text:span><text:span text:style-name="T3"> Wybór </text:span><text:span text:style-name="Strong_20_Emphasis"><text:span text:style-name="T3">kryterium podziału</text:span></text:span><text:span text:style-name="T3"> może mieć znaczący wpływ na dokładność modelu. </text:span></text:p>
        </text:list-item>
        <text:list-item>
          <text:p text:style-name="P6"><text:span text:style-name="Strong_20_Emphasis"><text:span text:style-name="T3">Wysokie drzewa:</text:span></text:span><text:span text:style-name="T3"> Bardzo </text:span><text:span text:style-name="Strong_20_Emphasis"><text:span text:style-name="T3">wysokie drzewa</text:span></text:span><text:span text:style-name="T3"> mogą być trudne do interpretowania i mogą prowadzić do nadmiernego dopasowania. </text:span></text:p>
        </text:list-item>
      </text:list>
      <text:p text:style-name="Text_20_body"><text:span text:style-name="Strong_20_Emphasis"><text:span text:style-name="T3">Zastosowania regresji drzewa decyzyjnego:</text:span></text:span></text:p>
      <text:list text:style-name="L4">
        <text:list-item>
          <text:p text:style-name="P9">Prognozowanie cen </text:p>
        </text:list-item>
        <text:list-item>
          <text:p text:style-name="P9">Analiza rynku </text:p>
        </text:list-item>
        <text:list-item>
          <text:p text:style-name="P9">Diagnostyka medyczna </text:p>
        </text:list-item>
        <text:list-item>
          <text:p text:style-name="P10">Wykrywanie oszustw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1:08:45.901000000</meta:creation-date>
    <dc:date>2024-06-30T11:11:53.257000000</dc:date>
    <meta:editing-duration>PT2M54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0" meta:word-count="280" meta:character-count="2080" meta:non-whitespace-character-count="1821"/>
  </office:meta>
</office:document-meta>
</file>